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Roboto, 'Noto Sans', Arial, Hel" svg:font-family="Roboto, 'Noto Sans', Arial, He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T18" style:parent-style-name="Policepardéfaut" style:family="text">
      <style:text-properties style:font-name="Roboto, 'Noto Sans', Arial, Hel" fo:font-weight="bold" style:font-weight-asian="bold" fo:color="#222222" fo:font-size="16.5pt" style:font-size-asian="16.5pt"/>
    </style:style>
    <style:style style:name="P19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Annexe</text:p>
      <text:p text:style-name="Standard"/>
      <text:p text:style-name="Standard"/>
      <text:p text:style-name="P2">Fiche caractéristique de l’amplificateur:</text:p>
      <text:p text:style-name="P3"/>
      <text:p text:style-name="P4">La valeur de la bande passante:</text:p>
      <text:p text:style-name="P5">163KHz</text:p>
      <text:p text:style-name="P6"/>
      <text:p text:style-name="P7">La puissance max:40W</text:p>
      <text:p text:style-name="P8"/>
      <text:p text:style-name="P9">Valeur d’alimentation requise:15V <text:s/>et 5A</text:p>
      <text:p text:style-name="P10"/>
      <text:p text:style-name="P11">Le rendement est de 0,63%</text:p>
      <text:p text:style-name="P12"/>
      <text:p text:style-name="P13">L’amplification est de 30dB</text:p>
      <text:p text:style-name="P14"/>
      <text:p text:style-name="P15">Amplification Mono</text:p>
      <text:p text:style-name="P16"><text:s/></text:p>
      <text:p text:style-name="P17">alimentation:</text:p>
      <text:p text:style-name="Standard"><text:span text:style-name="T18">GST60A15-P1J</text:span></text:p>
      <text:p text:style-name="Standard"/>
      <text:p text:style-name="Standard">https://www.digikey.fr/fr/products/detail/mean-well-usa-inc./GST60A15-P1J/7703713?utm_adgroup=AC%20DC%20Desktop%2C%20Wall%20Adapters&amp;utm_source=google&amp;utm_medium=cpc&amp;utm_campaign=Shopping_Product_Power%20Supplies%20-%20External%2FInternal%20%28Off-Board%29&amp;utm_term=&amp;productid=7703713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Roboto, 'Noto Sans', Arial, Hel" svg:font-family="Roboto, 'Noto Sans', Arial, He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atrick</meta:initial-creator>
    <dc:creator>Patrick Kosa-Ivasca</dc:creator>
    <meta:creation-date>2023-01-13T10:44:00Z</meta:creation-date>
    <dc:date>2023-01-13T10:44:00Z</dc:date>
    <meta:template xlink:href="Normal.dotm" xlink:type="simple"/>
    <meta:editing-cycles>3</meta:editing-cycles>
    <meta:editing-duration>PT1440S</meta:editing-duration>
    <meta:document-statistic meta:page-count="1" meta:paragraph-count="1" meta:word-count="84" meta:character-count="546" meta:row-count="3" meta:non-whitespace-character-count="463"/>
  </office:meta>
</office:document-meta>
</file>